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23ff23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23ff23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5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Modifier les options du programm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Rédigé</text:p>
          </table:table-cell>
          <table:table-cell table:style-name="ce20" office:value-type="string">
            <text:p>Traduit</text:p>
          </table:table-cell>
          <table:table-cell table:style-name="ce3"/>
          <table:table-cell table:style-name="ce28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4" office:value-type="string">
            <text:p>Dlg_005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Recadrer et/ou corriger une image ou une vidéo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Générer le film du projet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Sommaire de la documentation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7" office:value-type="string">
            <text:p>Principes de fonctionnement de ffDiaporama</text:p>
          </table:table-cell>
          <table:table-cell table:style-name="ce23" office:value-type="string">
            <text:p>Rédigé</text:p>
          </table:table-cell>
          <table:table-cell table:style-name="ce27"/>
          <table:table-cell table:style-name="ce7" office:value-type="string">
            <text:p>A finir : propriété "Visible" des blocs et pauses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1" office:value-type="string">
            <text:p>À finir</text:p>
          </table:table-cell>
          <table:table-cell table:style-name="ce21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4" table:number-columns-repeated="2"/>
          <table:table-cell table:style-name="ce12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7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24T17:50:25</dc:date>
    <dc:creator>dominique </dc:creator>
    <meta:editing-duration>PT6H51M38S</meta:editing-duration>
    <meta:editing-cycles>47</meta:editing-cycles>
    <meta:generator>LibreOffice/3.3$Unix LibreOffice_project/330m19$Build-202</meta:generator>
    <meta:document-statistic meta:table-count="3" meta:cell-count="89" meta:object-count="0"/>
  </office:meta>
</office:document-meta>
</file>